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7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y Stern, B. L. Desenberg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31, 1897</text:p>
      <text:p text:style-name="P5">Month<text:tab/><text:tab/><text:tab/><text:tab/><text:tab/><text:tab/>July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Kalamazoo</text:p>
      <text:p text:style-name="P5">State<text:tab/><text:tab/><text:tab/><text:tab/><text:tab/><text:tab/>MI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icture of B. Desenberg &amp; Co. building]/</text:p>
      <text:p text:style-name="P2">ESTABLISHED 1857./</text:p>
      <text:p text:style-name="P3">B. Desenberg &amp; Co./</text:p>
      <text:p text:style-name="P3">B. L. DESENBERG.<text:tab/>Wholesale/</text:p>
      <text:p text:style-name="P3">B. M. DESENBERG. <text:s/>GROCERS/</text:p>
      <text:p text:style-name="P3">&amp; TOBACCONISTS./</text:p>
      <text:p text:style-name="P3">227, 229 &amp; 231 EAST MAIN STREET/</text:p>
      <text:p text:style-name="P3">[Note: Stamped over the above in purple ink, on the right hand side "RECEIVED/ AUG 5 10AM/ ANSWERED______]/</text:p>
      <text:p text:style-name="P3">Kalamazoo, Mich. July 31, 1897./</text:p>
      <text:p text:style-name="P2">Rabbi Sabato Morais,/</text:p>
      <text:p text:style-name="P2"><text:tab/>Philadelphia, Pa./</text:p>
      <text:p text:style-name="P2">Dear Sir;- You will kindly pardon for addressing and informing you/ that we, the undersigned, have applied to her grace, the Baroness de/ Hirsch for aid toward the establishing of a home for <text:soft-page-break/>superannuated/ Rabbis in this country./</text:p>
      <text:p text:style-name="P2"><text:tab/>For the purpose of proving the existence and integrity of/ this Congregation we have taken the liberty, among several other/ prominent gentlemen, to refer to you and hope you may not disapprove/ of it. <text:s/>Thanking you in advance, we have the honor of subscribing/ ourselves,/ Yours most respectfully,/ Henry Stern, Pres./ B. L. Desenberg, Sec'y,/ Cong. B'nai Israel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4:05:32.28</meta:creation-date>
    <meta:document-statistic meta:table-count="0" meta:image-count="0" meta:object-count="0" meta:page-count="3" meta:paragraph-count="73" meta:word-count="322" meta:character-count="2234"/>
    <dc:date>2012-01-11T14:13:13.63</dc:date>
    <dc:creator>Penn Libraries</dc:creator>
    <meta:editing-duration>PT00H07M41S</meta:editing-duration>
    <meta:editing-cycles>1</meta:editing-cycles>
    <meta:generator>OpenOffice.org/3.2$Win32 OpenOffice.org_project/320m12$Build-9483</meta:generator>
  </office:meta>
</office:document-meta>
</file>